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2e23" officeooo:paragraph-rsid="00192e23"/>
    </style:style>
    <style:style style:name="P2" style:family="paragraph" style:parent-style-name="Standard">
      <style:text-properties officeooo:paragraph-rsid="00192e23"/>
    </style:style>
    <style:style style:name="T1" style:family="text">
      <style:text-properties officeooo:rsid="00192e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LABERINTO :</text:p>
      <text:p text:style-name="P1"/>
      <text:p text:style-name="P1">1. UN MÉTODO DE JUGAR CON WHILE.</text:p>
      <text:p text:style-name="P1">2. MÉTODO DE EVENT LISTENER. VA CAMBIANDO UN ATRIBUTO Y QUIERO QUE EL WHILE LO LEA.</text:p>
      <text:p text:style-name="P1">3.NO FUNCIONA AL MISMO TIEMPO, POR LO QUE NO FUNCIONA. EL WHILE SIEMPRE LEE LA MISMA ‘DIRECCIÓN’, NO CAMBIA CADA VEZ QUE EL ‘USUARIO’ HACE CLICK EN EL BOTÓN DEL TECLADO.</text:p>
      <text:p text:style-name="P2"><text:span text:style-name="T1">-</text:span><text:span text:style-name="Strong_20_Emphasis">Sincronización entre eventos y el ciclo </text:span><text:span text:style-name="Strong_20_Emphasis"><text:span text:style-name="Source_20_Text">while</text:span></text:span>: El ciclo <text:span text:style-name="Source_20_Text">while</text:span> en tu método <text:span text:style-name="Source_20_Text">jugarAlLaberinto</text:span> está diseñado para ejecutarse continuamente hasta que el jugador encuentre la salida. Sin embargo, este ciclo es síncrono y bloqueará la ejecución de otros eventos, como los eventos del teclado. Esto significa que, aunque presiones las teclas de flecha, el ciclo <text:span text:style-name="Source_20_Text">while</text:span> no permitirá que esos eventos se procesen hasta que termine. </text:p>
      <text:p text:style-name="P2">-<text:span text:style-name="Strong_20_Emphasis">Actualización de </text:span><text:span text:style-name="Strong_20_Emphasis"><text:span text:style-name="Source_20_Text">this.direccion</text:span></text:span>: Como el ciclo <text:span text:style-name="Source_20_Text">while</text:span> bloquea otros eventos, el valor de <text:span text:style-name="Source_20_Text">this.direccion</text:span> podría no actualizarse a tiempo mientras el ciclo está en ejecución. Por eso parece que no se actualiza correctamente. </text:p>
      <text:p text:style-name="P1"/>
      <text:p text:style-name="P1">4. OTRA VERSIÓN : DÓNDE ES EL PROPIO EVENTO EL QUE MANEJA LA LÓGICA. EL EVENTO AL HACER ‘CLICL’, SE MUEVE LA MATRIZ, AL FINAL, SE LLAMA AL MÉTODO JUGAR, DÓNDE SE EVALÚA SÓLAMENTE UNA JUGADA. ES EL PROPIO EVENTO EL QUE LO MANEJA, ES EL PROPIO EVENTO EL CICLO.</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9T08:48:32.155000000</meta:creation-date>
    <dc:date>2024-08-29T10:50:45.110000000</dc:date>
    <meta:editing-duration>PT1H41M52S</meta:editing-duration>
    <meta:editing-cycles>1</meta:editing-cycles>
    <meta:document-statistic meta:table-count="0" meta:image-count="0" meta:object-count="0" meta:page-count="1" meta:paragraph-count="7" meta:word-count="206" meta:character-count="1209" meta:non-whitespace-character-count="1008"/>
    <meta:generator>Document_Manager_Pro/6.3.5.2$Windows_x86 LibreOffice_project/</meta:generator>
  </office:meta>
</office:document-meta>
</file>